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roid Arabic Kufi" svg:font-family="'Droid Arabic Kufi'" style:font-pitch="variable"/>
    <style:font-face style:name="Droid Arabic Naskh" svg:font-family="'Droid Arabic Naskh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2" draw:textarea-horizontal-align="justify" draw:textarea-vertical-align="bottom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258cm"/>
    </style:style>
    <style:style style:name="gr3" style:family="graphic" style:parent-style-name="objectwithoutfill">
      <style:graphic-properties svg:stroke-color="#cccccc" draw:fill="none" draw:textarea-vertical-align="middle"/>
    </style:style>
    <style:style style:name="gr4" style:family="graphic" style:parent-style-name="standard">
      <style:graphic-properties draw:fill-color="#fffff2" draw:textarea-horizontal-align="justify" draw:textarea-vertical-align="middle" draw:auto-grow-height="false" fo:padding-left="0.203cm" fo:padding-right="0.203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fo:min-height="0.258cm"/>
    </style:style>
    <style:style style:name="gr6" style:family="graphic" style:parent-style-name="standard" style:list-style-name="L3">
      <style:graphic-properties draw:fill-color="#fffff2" draw:textarea-horizontal-align="justify" draw:textarea-vertical-align="bottom" draw:auto-grow-height="false"/>
    </style:style>
    <style:style style:name="P1" style:family="paragraph">
      <style:paragraph-properties fo:text-align="center"/>
      <style:text-properties style:font-name="Droid Arabic Naskh" fo:font-size="9pt" style:font-size-asian="9pt" style:font-name-complex="Droid Arabic Naskh" style:font-size-complex="9pt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center"/>
    </style:style>
    <style:style style:name="P4" style:family="paragraph">
      <style:paragraph-properties fo:line-height="100%" fo:text-align="end"/>
    </style:style>
    <style:style style:name="P5" style:family="paragraph">
      <style:paragraph-properties fo:line-height="100%" fo:text-align="center"/>
      <style:text-properties fo:font-size="12pt" style:font-size-asian="12pt" style:font-size-complex="12pt"/>
    </style:style>
    <style:style style:name="P6" style:family="paragraph">
      <style:paragraph-properties fo:text-align="end" style:writing-mode="rl-tb">
        <style:tab-stops/>
      </style:paragraph-properties>
    </style:style>
    <style:style style:name="P7" style:family="paragraph">
      <style:paragraph-properties fo:text-align="end" style:writing-mode="rl-tb">
        <style:tab-stops/>
      </style:paragraph-properties>
      <style:text-properties style:font-name="Droid Arabic Naskh" style:font-name-complex="Droid Arabic Naskh"/>
    </style:style>
    <style:style style:name="P8" style:family="paragraph">
      <style:paragraph-properties fo:line-height="100%" fo:text-align="center" style:writing-mode="rl-tb"/>
    </style:style>
    <style:style style:name="P9" style:family="paragraph">
      <style:paragraph-properties fo:line-height="100%" fo:text-align="center" style:writing-mode="rl-tb"/>
      <style:text-properties fo:font-size="12pt" style:font-size-asian="12pt" style:font-size-complex="12pt"/>
    </style:style>
    <style:style style:name="P10" style:family="paragraph">
      <style:paragraph-properties fo:line-height="100%" fo:text-align="center"/>
      <style:text-properties fo:font-size="13pt" style:font-size-asian="13pt" style:font-size-complex="13pt"/>
    </style:style>
    <style:style style:name="T1" style:family="text">
      <style:text-properties style:font-name="Droid Arabic Naskh" fo:font-size="9pt" style:font-size-asian="9pt" style:font-name-complex="Droid Arabic Naskh" style:font-size-complex="9pt"/>
    </style:style>
    <style:style style:name="T2" style:family="text">
      <style:text-properties style:font-name="Droid Arabic Kufi" fo:font-size="13pt" fo:font-weight="bold" style:font-size-asian="13pt" style:font-weight-asian="bold" style:font-name-complex="Droid Arabic Kufi" style:font-size-complex="13pt" style:font-weight-complex="bold"/>
    </style:style>
    <style:style style:name="T3" style:family="text">
      <style:text-properties style:font-name="Droid Arabic Kufi" fo:font-size="12pt" fo:font-weight="bold" style:font-size-asian="12pt" style:font-weight-asian="bold" style:font-name-complex="Droid Arabic Kufi" style:font-size-complex="12pt" style:font-weight-complex="bold"/>
    </style:style>
    <style:style style:name="T4" style:family="text">
      <style:text-properties style:font-name="Droid Arabic Naskh" fo:font-size="8pt" fo:font-weight="bold" style:font-size-asian="8pt" style:font-weight-asian="bold" style:font-name-complex="Droid Arabic Naskh" style:font-size-complex="8pt" style:font-weight-complex="bold"/>
    </style:style>
    <style:style style:name="T5" style:family="text">
      <style:text-properties style:font-name="Droid Arabic Naskh" fo:font-size="8pt" style:font-size-asian="8pt" style:font-name-complex="Droid Arabic Naskh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229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229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229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229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229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229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229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229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229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229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35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35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35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35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35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35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35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35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35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35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الافتراضي">
        <draw:custom-shape draw:style-name="gr1" draw:text-style-name="P1" draw:layer="layout" svg:width="3.048cm" svg:height="3.772cm" svg:x="8.111cm" svg:y="1.292cm">
          <text:list text:style-name="L1">
            <text:list-header>
              <text:p><text:span text:style-name="T1"/></text:p>
            </text:list-header>
          </text:list>
          <text:list text:style-name="L2">
            <text:list-item>
              <text:p><text:span text:style-name="T1">الغرفة</text:span></text:p>
            </text:list-item>
            <text:list-item>
              <text:p><text:span text:style-name="T1">الاستيعاب</text:span></text:p>
            </text:list-item>
            <text:list-item>
              <text:p><text:span text:style-name="T1">الصف</text:span></text:p>
            </text:list-item>
            <text:list-item>
              <text:p><text:span text:style-name="T1">جدول الحصص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722.5975729747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048cm" svg:height="1.115cm" svg:x="8.811cm" svg:y="1.213cm">
          <draw:text-box>
            <text:p text:style-name="P2"><text:span text:style-name="T2">شُعَب</text:span></text:p>
          </draw:text-box>
        </draw:frame>
        <draw:line draw:style-name="gr3" draw:text-style-name="P3" draw:layer="layout" svg:x1="8.133cm" svg:y1="2.258cm" svg:x2="11.181cm" svg:y2="2.258cm">
          <text:p/>
        </draw:line>
        <draw:custom-shape draw:style-name="gr1" draw:text-style-name="P1" draw:layer="layout" svg:width="3.048cm" svg:height="3.243cm" svg:x="4.677cm" svg:y="1.313cm">
          <text:list text:style-name="L1">
            <text:list-header>
              <text:p><text:span text:style-name="T1"/></text:p>
            </text:list-header>
          </text:list>
          <text:list text:style-name="L2">
            <text:list-item>
              <text:p><text:span text:style-name="T1">الاسم</text:span></text:p>
            </text:list-item>
            <text:list-item>
              <text:p><text:span text:style-name="T1">المستوى </text:span></text:p>
            </text:list-item>
            <text:list-item>
              <text:p><text:span text:style-name="T1">المجموعة 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722.5975729747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048cm" svg:height="1.115cm" svg:x="5.177cm" svg:y="1.234cm">
          <draw:text-box>
            <text:p text:style-name="P2"><text:span text:style-name="T2">صُفوف</text:span></text:p>
          </draw:text-box>
        </draw:frame>
        <draw:line draw:style-name="gr3" draw:text-style-name="P3" draw:layer="layout" svg:x1="4.699cm" svg:y1="2.279cm" svg:x2="7.747cm" svg:y2="2.279cm">
          <text:p/>
        </draw:line>
        <draw:custom-shape draw:style-name="gr1" draw:text-style-name="P1" draw:layer="layout" svg:width="3.048cm" svg:height="3.264cm" svg:x="1.311cm" svg:y="1.292cm">
          <text:list text:style-name="L1">
            <text:list-header>
              <text:p><text:span text:style-name="T1"/></text:p>
            </text:list-header>
          </text:list>
          <text:list text:style-name="L2">
            <text:list-item>
              <text:p><text:span text:style-name="T1">الاسم</text:span></text:p>
            </text:list-item>
            <text:list-item>
              <text:p><text:span text:style-name="T1">الوصف</text:span></text:p>
            </text:list-item>
            <text:list-item>
              <text:p><text:span text:style-name="T1">الصف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722.5975729747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048cm" svg:height="1.115cm" svg:x="1.811cm" svg:y="1.213cm">
          <draw:text-box>
            <text:p text:style-name="P2"><text:span text:style-name="T2">مُقررات</text:span></text:p>
          </draw:text-box>
        </draw:frame>
        <draw:line draw:style-name="gr3" draw:text-style-name="P3" draw:layer="layout" svg:x1="1.333cm" svg:y1="2.258cm" svg:x2="4.381cm" svg:y2="2.258cm">
          <text:p/>
        </draw:line>
        <draw:custom-shape draw:style-name="gr1" draw:text-style-name="P1" draw:layer="layout" svg:width="3.048cm" svg:height="7.922cm" svg:x="1.308cm" svg:y="4.923cm">
          <text:list text:style-name="L1">
            <text:list-header>
              <text:p><text:span text:style-name="T1"/></text:p>
            </text:list-header>
          </text:list>
          <text:list text:style-name="L2">
            <text:list-item>
              <text:p><text:span text:style-name="T1">المدرسة</text:span></text:p>
            </text:list-item>
            <text:list-item>
              <text:p><text:span text:style-name="T1">الشعبة</text:span></text:p>
            </text:list-item>
            <text:list-item>
              <text:p><text:span text:style-name="T1">المُدرّس</text:span></text:p>
            </text:list-item>
            <text:list-item>
              <text:p><text:span text:style-name="T1">المُقرر</text:span></text:p>
            </text:list-item>
            <text:list-item>
              <text:p><text:span text:style-name="T1">السنة_الدراسية</text:span></text:p>
            </text:list-item>
            <text:list-item>
              <text:p><text:span text:style-name="T1">موعد_الانتهاء</text:span></text:p>
            </text:list-item>
            <text:list-item>
              <text:p><text:span text:style-name="T1">العلامة</text:span></text:p>
            </text:list-item>
            <text:list-item>
              <text:p><text:span text:style-name="T1">العنوان</text:span></text:p>
            </text:list-item>
            <text:list-item>
              <text:p><text:span text:style-name="T1">الوصف</text:span></text:p>
            </text:list-item>
            <text:list-item>
              <text:p><text:span text:style-name="T1">النوع</text:span></text:p>
            </text:list-item>
            <text:list-item>
              <text:p><text:span text:style-name="T1">الملحقات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722.5975729747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048cm" svg:height="1.115cm" svg:x="1.608cm" svg:y="4.844cm">
          <draw:text-box>
            <text:p text:style-name="P2"><text:span text:style-name="T2">مُتطلبات</text:span></text:p>
          </draw:text-box>
        </draw:frame>
        <draw:line draw:style-name="gr3" draw:text-style-name="P3" draw:layer="layout" svg:x1="1.33cm" svg:y1="5.889cm" svg:x2="4.378cm" svg:y2="5.889cm">
          <text:p/>
        </draw:line>
        <draw:custom-shape draw:style-name="gr1" draw:text-style-name="P1" draw:layer="layout" svg:width="3.048cm" svg:height="5.674cm" svg:x="4.658cm" svg:y="4.878cm">
          <text:list text:style-name="L1">
            <text:list-header>
              <text:p><text:span text:style-name="T1"/></text:p>
            </text:list-header>
          </text:list>
          <text:list text:style-name="L2">
            <text:list-item>
              <text:p><text:span text:style-name="T1">المدرسة</text:span></text:p>
            </text:list-item>
            <text:list-item>
              <text:p><text:span text:style-name="T1">الشعبة</text:span></text:p>
            </text:list-item>
            <text:list-item>
              <text:p><text:span text:style-name="T1">الصف</text:span></text:p>
            </text:list-item>
            <text:list-item>
              <text:p><text:span text:style-name="T1">المُدرّس</text:span></text:p>
            </text:list-item>
            <text:list-item>
              <text:p><text:span text:style-name="T1">المُقرر</text:span></text:p>
            </text:list-item>
            <text:list-item>
              <text:p><text:span text:style-name="T1">الطالب</text:span></text:p>
            </text:list-item>
            <text:list-item>
              <text:p><text:span text:style-name="T1">السنة_الدراسية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722.5975729747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048cm" svg:height="1.115cm" svg:x="5.158cm" svg:y="4.799cm">
          <draw:text-box>
            <text:p text:style-name="P2"><text:span text:style-name="T2">علامات</text:span></text:p>
          </draw:text-box>
        </draw:frame>
        <draw:line draw:style-name="gr3" draw:text-style-name="P3" draw:layer="layout" svg:x1="4.68cm" svg:y1="5.844cm" svg:x2="7.728cm" svg:y2="5.844cm">
          <text:p/>
        </draw:line>
        <draw:custom-shape draw:style-name="gr1" draw:text-style-name="P1" draw:layer="layout" svg:width="3.048cm" svg:height="4.902cm" svg:x="8.079cm" svg:y="5.423cm">
          <text:list text:style-name="L1">
            <text:list-header>
              <text:p><text:span text:style-name="T1"/></text:p>
            </text:list-header>
          </text:list>
          <text:list text:style-name="L2">
            <text:list-item>
              <text:p><text:span text:style-name="T1">المُعرّف</text:span></text:p>
            </text:list-item>
            <text:list-item>
              <text:p><text:span text:style-name="T1">الشعبة</text:span></text:p>
            </text:list-item>
            <text:list-item>
              <text:p><text:span text:style-name="T1">الصف</text:span></text:p>
            </text:list-item>
            <text:list-item>
              <text:p><text:span text:style-name="T1">السنة_الدراسية</text:span></text:p>
            </text:list-item>
            <text:list-item>
              <text:p><text:span text:style-name="T1">الاستيعاب</text:span></text:p>
            </text:list-item>
            <text:list-item>
              <text:p><text:span text:style-name="T1">الوصف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722.5975729747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048cm" svg:height="1.115cm" svg:x="8.779cm" svg:y="5.344cm">
          <draw:text-box>
            <text:p text:style-name="P4"><text:span text:style-name="T2">غُرَف</text:span></text:p>
          </draw:text-box>
        </draw:frame>
        <draw:line draw:style-name="gr3" draw:text-style-name="P3" draw:layer="layout" svg:x1="8.101cm" svg:y1="6.389cm" svg:x2="11.149cm" svg:y2="6.389cm">
          <text:p/>
        </draw:line>
        <draw:custom-shape draw:style-name="gr1" draw:text-style-name="P1" draw:layer="layout" svg:width="3.048cm" svg:height="11.051cm" svg:x="21.921cm" svg:y="1.338cm">
          <text:list text:style-name="L1">
            <text:list-header>
              <text:p><text:span text:style-name="T1"/></text:p>
            </text:list-header>
          </text:list>
          <text:list text:style-name="L2">
            <text:list-item>
              <text:p><text:span text:style-name="T1">المُعرّف</text:span></text:p>
            </text:list-item>
            <text:list-item>
              <text:p><text:span text:style-name="T1">الاسم</text:span></text:p>
            </text:list-item>
            <text:list-item>
              <text:p><text:span text:style-name="T1">الأب</text:span></text:p>
            </text:list-item>
            <text:list-item>
              <text:p><text:span text:style-name="T1">الجد</text:span></text:p>
            </text:list-item>
            <text:list-item>
              <text:p><text:span text:style-name="T1">العائلة</text:span></text:p>
            </text:list-item>
            <text:list-item>
              <text:p><text:span text:style-name="T1">الأم</text:span></text:p>
            </text:list-item>
            <text:list-item>
              <text:p><text:span text:style-name="T1">الجنس</text:span></text:p>
            </text:list-item>
            <text:list-item>
              <text:p><text:span text:style-name="T1">تاريخ_الميلاد</text:span></text:p>
            </text:list-item>
            <text:list-item>
              <text:p><text:span text:style-name="T1">مكان_الميلاد</text:span></text:p>
            </text:list-item>
            <text:list-item>
              <text:p><text:span text:style-name="T1">عنوان_السكن</text:span></text:p>
            </text:list-item>
            <text:list-item>
              <text:p><text:span text:style-name="T1">الهواتف</text:span></text:p>
            </text:list-item>
            <text:list-item>
              <text:p><text:span text:style-name="T1">بيانات_إثبات</text:span></text:p>
            </text:list-item>
            <text:list-item>
              <text:p><text:span text:style-name="T1">صورة_شخصية</text:span></text:p>
            </text:list-item>
            <text:list-item>
              <text:p><text:span text:style-name="T1">نوع_الإثبات</text:span></text:p>
            </text:list-item>
            <text:list-item>
              <text:p><text:span text:style-name="T1">كلمة_السر</text:span></text:p>
            </text:list-item>
            <text:list-item>
              <text:p><text:span text:style-name="T1">النوع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722.5975729747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048cm" svg:height="1.115cm" svg:x="21.921cm" svg:y="1.259cm">
          <draw:text-box>
            <text:p text:style-name="P2"><text:span text:style-name="T2">مُستَخدِمون</text:span></text:p>
          </draw:text-box>
        </draw:frame>
        <draw:line draw:style-name="gr3" draw:text-style-name="P3" draw:layer="layout" svg:x1="21.943cm" svg:y1="2.304cm" svg:x2="24.991cm" svg:y2="2.304cm">
          <text:p/>
        </draw:line>
        <draw:custom-shape draw:style-name="gr1" draw:text-style-name="P1" draw:layer="layout" svg:width="3.048cm" svg:height="1.878cm" svg:x="21.917cm" svg:y="12.742cm">
          <text:list text:style-name="L1">
            <text:list-header>
              <text:p><text:span text:style-name="T1"/></text:p>
            </text:list-header>
            <text:list-item>
              <text:p><text:span text:style-name="T1">ولي_الأمر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1954.23097392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048cm" svg:height="1.115cm" svg:x="22.717cm" svg:y="12.663cm">
          <draw:text-box>
            <text:p text:style-name="P2"><text:span text:style-name="T2">طُلاب</text:span></text:p>
          </draw:text-box>
        </draw:frame>
        <draw:line draw:style-name="gr3" draw:text-style-name="P3" draw:layer="layout" svg:x1="21.939cm" svg:y1="13.708cm" svg:x2="24.987cm" svg:y2="13.708cm">
          <text:p/>
        </draw:line>
        <draw:custom-shape draw:style-name="gr1" draw:text-style-name="P1" draw:layer="layout" svg:width="3.048cm" svg:height="1.878cm" svg:x="25.307cm" svg:y="8.914cm">
          <text:list text:style-name="L1">
            <text:list-header>
              <text:p><text:span text:style-name="T1"/></text:p>
              <text:p><text:span text:style-name="T1"/></text:p>
            </text:list-header>
            <text:list-item>
              <text:p><text:span text:style-name="T1">التخصصات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1954.23097392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048cm" svg:height="1.115cm" svg:x="25.707cm" svg:y="8.835cm">
          <draw:text-box>
            <text:p text:style-name="P2"><text:span text:style-name="T2">مُدرّسون</text:span></text:p>
          </draw:text-box>
        </draw:frame>
        <draw:line draw:style-name="gr3" draw:text-style-name="P3" draw:layer="layout" svg:x1="25.329cm" svg:y1="9.88cm" svg:x2="28.377cm" svg:y2="9.88cm">
          <text:p/>
        </draw:line>
        <draw:custom-shape draw:style-name="gr1" draw:text-style-name="P1" draw:layer="layout" svg:width="3.048cm" svg:height="1.878cm" svg:x="21.963cm" svg:y="14.955cm">
          <text:list text:style-name="L1">
            <text:list-header>
              <text:p><text:span text:style-name="T1"/></text:p>
              <text:p><text:span text:style-name="T1"/></text:p>
              <text:p><text:span text:style-name="T1"/></text:p>
            </text:list-header>
          </text:list>
          <draw:enhanced-geometry svg:viewBox="0 0 21600 21600" draw:path-stretchpoint-x="10800" draw:path-stretchpoint-y="10800" draw:text-areas="?f3 ?f4 ?f5 ?f6" draw:type="round-rectangle" draw:modifiers="1954.23097392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429cm" svg:height="1.115cm" svg:x="21.895cm" svg:y="14.876cm">
          <draw:text-box>
            <text:p text:style-name="P2"><text:span text:style-name="T2">أولياء الأمور</text:span></text:p>
          </draw:text-box>
        </draw:frame>
        <draw:line draw:style-name="gr3" draw:text-style-name="P3" draw:layer="layout" svg:x1="21.985cm" svg:y1="15.921cm" svg:x2="25.033cm" svg:y2="15.921cm">
          <text:p/>
        </draw:line>
        <draw:custom-shape draw:style-name="gr1" draw:text-style-name="P1" draw:layer="layout" svg:width="3.048cm" svg:height="6.205cm" svg:x="18.441cm" svg:y="1.295cm">
          <text:list text:style-name="L1">
            <text:list-header>
              <text:p><text:span text:style-name="T1"/></text:p>
            </text:list-header>
          </text:list>
          <text:list text:style-name="L2">
            <text:list-item>
              <text:p><text:span text:style-name="T1">النوع</text:span></text:p>
            </text:list-item>
            <text:list-item>
              <text:p><text:span text:style-name="T1">الأولية</text:span></text:p>
            </text:list-item>
            <text:list-item>
              <text:p><text:span text:style-name="T1">الأهمية</text:span></text:p>
            </text:list-item>
            <text:list-item>
              <text:p><text:span text:style-name="T1">من_قِبَل</text:span></text:p>
            </text:list-item>
            <text:list-item>
              <text:p><text:span text:style-name="T1">المُستخدم</text:span></text:p>
            </text:list-item>
            <text:list-item>
              <text:p><text:span text:style-name="T1">النص</text:span></text:p>
            </text:list-item>
            <text:list-item>
              <text:p><text:span text:style-name="T1">حالة_التوصيل</text:span></text:p>
            </text:list-item>
            <text:list-item>
              <text:p><text:span text:style-name="T1">طريقة_التوصيل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722.5975729747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048cm" svg:height="1.115cm" svg:x="18.841cm" svg:y="1.216cm">
          <draw:text-box>
            <text:p text:style-name="P2"><text:span text:style-name="T2">إشعارات</text:span></text:p>
          </draw:text-box>
        </draw:frame>
        <draw:line draw:style-name="gr3" draw:text-style-name="P3" draw:layer="layout" svg:x1="18.463cm" svg:y1="2.261cm" svg:x2="21.511cm" svg:y2="2.261cm">
          <text:p/>
        </draw:line>
        <draw:custom-shape draw:style-name="gr1" draw:text-style-name="P1" draw:layer="layout" svg:width="3.048cm" svg:height="6.205cm" svg:x="15.05cm" svg:y="1.296cm">
          <text:list text:style-name="L2">
            <text:list-item>
              <text:p><text:span text:style-name="T1">الأولية</text:span></text:p>
            </text:list-item>
            <text:list-item>
              <text:p><text:span text:style-name="T1">الأهمية</text:span></text:p>
            </text:list-item>
            <text:list-item>
              <text:p><text:span text:style-name="T1">المرسلون</text:span></text:p>
            </text:list-item>
            <text:list-item>
              <text:p><text:span text:style-name="T1">المستقبلون</text:span></text:p>
            </text:list-item>
            <text:list-item>
              <text:p><text:span text:style-name="T1">النص</text:span></text:p>
            </text:list-item>
            <text:list-item>
              <text:p><text:span text:style-name="T1">الموضوع</text:span></text:p>
            </text:list-item>
            <text:list-item>
              <text:p><text:span text:style-name="T1">حالة_التوصيل</text:span></text:p>
            </text:list-item>
            <text:list-item>
              <text:p><text:span text:style-name="T1">طريقة_التوصيل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722.5975729747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048cm" svg:height="1.115cm" svg:x="15.65cm" svg:y="1.274cm">
          <draw:text-box>
            <text:p text:style-name="P2"><text:span text:style-name="T2">رسائل</text:span></text:p>
          </draw:text-box>
        </draw:frame>
        <draw:line draw:style-name="gr3" draw:text-style-name="P3" draw:layer="layout" svg:x1="15.072cm" svg:y1="2.262cm" svg:x2="18.12cm" svg:y2="2.262cm">
          <text:p/>
        </draw:line>
        <draw:custom-shape draw:style-name="gr1" draw:text-style-name="P1" draw:layer="layout" svg:width="3.048cm" svg:height="1.878cm" svg:x="21.963cm" svg:y="17.156cm">
          <text:list text:style-name="L1">
            <text:list-header>
              <text:p><text:span text:style-name="T1"/></text:p>
              <text:p><text:span text:style-name="T1"/></text:p>
              <text:p><text:span text:style-name="T1"/></text:p>
            </text:list-header>
          </text:list>
          <draw:enhanced-geometry svg:viewBox="0 0 21600 21600" draw:path-stretchpoint-x="10800" draw:path-stretchpoint-y="10800" draw:text-areas="?f3 ?f4 ?f5 ?f6" draw:type="round-rectangle" draw:modifiers="1954.23097392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048cm" svg:height="1.115cm" svg:x="22.463cm" svg:y="17.077cm">
          <draw:text-box>
            <text:p text:style-name="P2"><text:span text:style-name="T2">إداريون</text:span></text:p>
          </draw:text-box>
        </draw:frame>
        <draw:line draw:style-name="gr3" draw:text-style-name="P3" draw:layer="layout" svg:x1="21.985cm" svg:y1="18.122cm" svg:x2="25.033cm" svg:y2="18.122cm">
          <text:p/>
        </draw:line>
        <draw:custom-shape draw:style-name="gr1" draw:text-style-name="P1" draw:layer="layout" svg:width="3.048cm" svg:height="3.772cm" svg:x="25.311cm" svg:y="1.292cm">
          <text:list text:style-name="L1">
            <text:list-header>
              <text:p><text:span text:style-name="T1"/></text:p>
            </text:list-header>
          </text:list>
          <text:list text:style-name="L2">
            <text:list-item>
              <text:p><text:span text:style-name="T1">الاسم</text:span></text:p>
            </text:list-item>
            <text:list-item>
              <text:p><text:span text:style-name="T1">الوصف</text:span></text:p>
            </text:list-item>
            <text:list-item>
              <text:p><text:span text:style-name="T1">العنوان</text:span></text:p>
            </text:list-item>
            <text:list-item>
              <text:p><text:span text:style-name="T1">الهواتف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722.5975729747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048cm" svg:height="1.115cm" svg:x="25.811cm" svg:y="1.213cm">
          <draw:text-box>
            <text:p text:style-name="P2"><text:span text:style-name="T2">مَدارِس</text:span></text:p>
          </draw:text-box>
        </draw:frame>
        <draw:line draw:style-name="gr3" draw:text-style-name="P3" draw:layer="layout" svg:x1="25.333cm" svg:y1="2.258cm" svg:x2="28.381cm" svg:y2="2.258cm">
          <text:p/>
        </draw:line>
        <draw:custom-shape draw:style-name="gr1" draw:text-style-name="P1" draw:layer="layout" svg:width="3.048cm" svg:height="3.731cm" svg:x="11.583cm" svg:y="5.451cm">
          <text:list text:style-name="L1">
            <text:list-header>
              <text:p><text:span text:style-name="T1"/></text:p>
            </text:list-header>
          </text:list>
          <text:list text:style-name="L2">
            <text:list-item>
              <text:p><text:span text:style-name="T1">الاسم</text:span></text:p>
            </text:list-item>
            <text:list-item>
              <text:p><text:span text:style-name="T1">الوصف</text:span></text:p>
            </text:list-item>
            <text:list-item>
              <text:p><text:span text:style-name="T1">الصلاحيات</text:span></text:p>
            </text:list-item>
            <text:list-item>
              <text:p><text:span text:style-name="T1">المشاركات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722.5975729747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048cm" svg:height="1.115cm" svg:x="12.183cm" svg:y="5.372cm">
          <draw:text-box>
            <text:p text:style-name="P2"><text:span text:style-name="T2">نوادي</text:span></text:p>
          </draw:text-box>
        </draw:frame>
        <draw:line draw:style-name="gr3" draw:text-style-name="P3" draw:layer="layout" svg:x1="11.605cm" svg:y1="6.417cm" svg:x2="14.653cm" svg:y2="6.417cm">
          <text:p/>
        </draw:line>
        <draw:custom-shape draw:style-name="gr1" draw:text-style-name="P1" draw:layer="layout" svg:width="3.048cm" svg:height="3.772cm" svg:x="11.611cm" svg:y="1.292cm">
          <text:list text:style-name="L1">
            <text:list-header>
              <text:p><text:span text:style-name="T1"/></text:p>
            </text:list-header>
          </text:list>
          <text:list text:style-name="L2">
            <text:list-item>
              <text:p><text:span text:style-name="T1">الاسم</text:span></text:p>
            </text:list-item>
            <text:list-item>
              <text:p><text:span text:style-name="T1">الوصف</text:span></text:p>
            </text:list-item>
            <text:list-item>
              <text:p><text:span text:style-name="T1">الصلاحيات</text:span></text:p>
            </text:list-item>
            <text:list-item>
              <text:p><text:span text:style-name="T1">المشاركات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722.5975729747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3.048cm" svg:height="1.115cm" svg:x="12.211cm" svg:y="1.213cm">
          <draw:text-box>
            <text:p text:style-name="P4"><text:span text:style-name="T2">قَنوات</text:span></text:p>
          </draw:text-box>
        </draw:frame>
        <draw:line draw:style-name="gr3" draw:text-style-name="P3" draw:layer="layout" svg:x1="11.633cm" svg:y1="2.258cm" svg:x2="14.681cm" svg:y2="2.258cm">
          <text:p/>
        </draw:line>
        <draw:custom-shape draw:style-name="gr1" draw:text-style-name="P1" draw:layer="layout" svg:width="3.048cm" svg:height="3.141cm" svg:x="18.453cm" svg:y="7.91cm">
          <text:list text:style-name="L1">
            <text:list-header>
              <text:p><text:span text:style-name="T1"/></text:p>
            </text:list-header>
          </text:list>
          <text:list text:style-name="L2">
            <text:list-item>
              <text:p><text:span text:style-name="T1">النوع</text:span></text:p>
            </text:list-item>
            <text:list-item>
              <text:p><text:span text:style-name="T1">التاريخ</text:span></text:p>
            </text:list-item>
            <text:list-item>
              <text:p><text:span text:style-name="T1">ملاحظات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722.5975729747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5" draw:layer="layout" svg:width="3.048cm" svg:height="0.916cm" svg:x="18.453cm" svg:y="7.831cm">
          <draw:text-box>
            <text:p text:style-name="P2"><text:span text:style-name="T3">أيام الدراسة</text:span></text:p>
          </draw:text-box>
        </draw:frame>
        <draw:line draw:style-name="gr3" draw:text-style-name="P3" draw:layer="layout" svg:x1="18.475cm" svg:y1="8.876cm" svg:x2="21.523cm" svg:y2="8.876cm">
          <text:p/>
        </draw:line>
        <draw:custom-shape draw:style-name="gr4" draw:text-style-name="P7" draw:layer="layout" svg:width="11.004cm" svg:height="7.239cm" svg:x="9.427cm" svg:y="12.684cm">
          <text:p text:style-name="P6"><text:span text:style-name="T4">الأنواع</text:span></text:p>
          <text:p text:style-name="P6"><text:span text:style-name="T4">إثبات شخصية: </text:span><text:span text:style-name="T5">هوية مدنية، جواز سفر، وثيقة سفر، أخرى، غير موجودة.</text:span></text:p>
          <text:p text:style-name="P6"><text:span text:style-name="T4">مستخدم:</text:span><text:span text:style-name="T5"> إداري، مُدرّس، ولي أمر، طالب.</text:span></text:p>
          <text:p text:style-name="P6"><text:span text:style-name="T4">حالة إشعار:</text:span><text:span text:style-name="T5"> رسالة، تبليغ، تحذير.</text:span></text:p>
          <text:p text:style-name="P6"><text:span text:style-name="T4">طريقة إشعار:</text:span><text:span text:style-name="T5"> رسالة قصيرة، رسالة عادية، بريد إلكتروني.</text:span></text:p>
          <text:p text:style-name="P6"><text:span text:style-name="T4">متطلب:</text:span><text:span text:style-name="T5"> اختبار، واجب منزلي، بحث، مفتوح، لا-منهجي.</text:span></text:p>
          <text:p text:style-name="P6"><text:span text:style-name="T4">مستوى صف:</text:span><text:span text:style-name="T5"> حضانة، روضة، ابتدائي، إعدادي، ثانوي.</text:span></text:p>
          <text:p text:style-name="P6"><text:span text:style-name="T4">يوم دراسي:</text:span><text:span text:style-name="T5"> دراسة، عطلة نهاية أسبوع، عطلة رسمية، عطلة طارئة، يوم دراسي بديل، إجازة الشتاء، إجازة الصيف.</text:span></text:p>
          <text:p text:style-name="P6"><text:span text:style-name="T4">يوم طالب:</text:span><text:span text:style-name="T5"> حضور، غياب مرض، غياب بإذن، غياب بدون إذن.</text:span></text:p>
          <text:p text:style-name="P6"><text:span text:style-name="T4">حالة رسالة:</text:span><text:span text:style-name="T5"> غير مقروءة، مقروءة، تم الرد عليها</text:span></text:p>
          <text:p text:style-name="P6"><text:span text:style-name="T4">طريقة إرسال:</text:span><text:span text:style-name="T5"> رسالة قصيرة، رسالة عادية، بريد إلكتروني، مكالمة هاتفية، كتابيا، وجهاً لوجه.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048cm" svg:height="3.141cm" svg:x="15.053cm" svg:y="7.91cm">
          <text:list text:style-name="L1">
            <text:list-header>
              <text:p><text:span text:style-name="T1"/></text:p>
            </text:list-header>
          </text:list>
          <text:list text:style-name="L2">
            <text:list-item>
              <text:p><text:span text:style-name="T1">النوع</text:span></text:p>
            </text:list-item>
            <text:list-item>
              <text:p><text:span text:style-name="T1">التاريخ</text:span></text:p>
            </text:list-item>
            <text:list-item>
              <text:p><text:span text:style-name="T1">ملاحظات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722.5975729747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5" draw:layer="layout" svg:width="3.048cm" svg:height="0.916cm" svg:x="15.053cm" svg:y="7.831cm">
          <draw:text-box>
            <text:p text:style-name="P2"><text:span text:style-name="T3">أيام الطالب</text:span></text:p>
          </draw:text-box>
        </draw:frame>
        <draw:line draw:style-name="gr3" draw:text-style-name="P3" draw:layer="layout" svg:x1="15.075cm" svg:y1="8.876cm" svg:x2="18.123cm" svg:y2="8.876cm">
          <text:p/>
        </draw:line>
        <draw:custom-shape draw:style-name="gr1" draw:text-style-name="P1" draw:layer="layout" svg:width="3.048cm" svg:height="3.141cm" svg:x="25.328cm" svg:y="5.418cm">
          <text:list text:style-name="L1">
            <text:list-header>
              <text:p><text:span text:style-name="T1"/></text:p>
            </text:list-header>
          </text:list>
          <text:list text:style-name="L2">
            <text:list-item>
              <text:p><text:span text:style-name="T1">طريق الذهاب</text:span></text:p>
            </text:list-item>
            <text:list-item>
              <text:p><text:span text:style-name="T1">طريق الإياب</text:span></text:p>
            </text:list-item>
            <text:list-item>
              <text:p><text:span text:style-name="T1">السائقون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722.5975729747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9" draw:layer="layout" svg:width="3.175cm" svg:height="0.916cm" svg:x="25.257cm" svg:y="5.318cm">
          <draw:text-box>
            <text:p text:style-name="P8"><text:span text:style-name="T3">الحافلات</text:span></text:p>
          </draw:text-box>
        </draw:frame>
        <draw:line draw:style-name="gr3" draw:text-style-name="P3" draw:layer="layout" svg:x1="25.35cm" svg:y1="6.384cm" svg:x2="28.398cm" svg:y2="6.384cm">
          <text:p/>
        </draw:line>
        <draw:custom-shape draw:style-name="gr1" draw:text-style-name="P1" draw:layer="layout" svg:width="3.048cm" svg:height="1.878cm" svg:x="4.636cm" svg:y="10.942cm">
          <text:list text:style-name="L1">
            <text:list-header>
              <text:p><text:span text:style-name="T1"/></text:p>
            </text:list-header>
          </text:list>
          <draw:enhanced-geometry svg:viewBox="0 0 21600 21600" draw:path-stretchpoint-x="10800" draw:path-stretchpoint-y="10800" draw:text-areas="?f3 ?f4 ?f5 ?f6" draw:type="round-rectangle" draw:modifiers="1954.23097392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801cm" svg:height="1.115cm" svg:x="4.483cm" svg:y="10.863cm">
          <draw:text-box>
            <text:p text:style-name="P2"><text:span text:style-name="T2">شعب الطالب</text:span></text:p>
          </draw:text-box>
        </draw:frame>
        <draw:line draw:style-name="gr3" draw:text-style-name="P3" draw:layer="layout" svg:x1="4.658cm" svg:y1="11.908cm" svg:x2="7.706cm" svg:y2="11.908cm">
          <text:p/>
        </draw:line>
        <draw:custom-shape draw:style-name="gr1" draw:text-style-name="P1" draw:layer="layout" svg:width="3.048cm" svg:height="2.958cm" svg:x="4.682cm" svg:y="13.155cm">
          <text:list text:style-name="L1">
            <text:list-header>
              <text:p><text:span text:style-name="T1"/></text:p>
              <text:p><text:span text:style-name="T1"/></text:p>
              <text:p><text:span text:style-name="T1"/></text:p>
            </text:list-header>
          </text:list>
          <draw:enhanced-geometry svg:viewBox="0 0 21600 21600" draw:path-stretchpoint-x="10800" draw:path-stretchpoint-y="10800" draw:text-areas="?f3 ?f4 ?f5 ?f6" draw:type="round-rectangle" draw:modifiers="1954.23097392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0" draw:layer="layout" svg:width="3.048cm" svg:height="1.253cm" svg:x="4.683cm" svg:y="12.938cm">
          <draw:text-box>
            <text:p text:style-name="P10"><text:span text:style-name="T2">متطلبات الطالب</text:span></text:p>
          </draw:text-box>
        </draw:frame>
        <draw:line draw:style-name="gr3" draw:text-style-name="P3" draw:layer="layout" svg:x1="4.704cm" svg:y1="14.821cm" svg:x2="7.752cm" svg:y2="14.821cm">
          <text:p/>
        </draw:line>
        <draw:custom-shape draw:style-name="gr6" draw:text-style-name="P1" draw:layer="layout" svg:width="3.048cm" svg:height="2.533cm" svg:x="11.575cm" svg:y="9.643cm">
          <text:list text:style-name="L3">
            <text:list-header>
              <text:p><text:span text:style-name="T1"/></text:p>
            </text:list-header>
            <text:list-item>
              <text:p><text:span text:style-name="T1">النادي</text:span></text:p>
            </text:list-item>
            <text:list-item>
              <text:p><text:span text:style-name="T1">الطالب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1954.23097392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801cm" svg:height="1.115cm" svg:x="11.422cm" svg:y="9.564cm">
          <draw:text-box>
            <text:p text:style-name="P2"><text:span text:style-name="T2">أعضاء النادي</text:span></text:p>
          </draw:text-box>
        </draw:frame>
        <draw:line draw:style-name="gr3" draw:text-style-name="P3" draw:layer="layout" svg:x1="11.597cm" svg:y1="10.609cm" svg:x2="14.645cm" svg:y2="10.60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pitch="variable"/>
    <style:font-face style:name="Droid Arabic Kufi" svg:font-family="'Droid Arabic Kufi'" style:font-pitch="variable"/>
    <style:font-face style:name="Droid Arabic Naskh" svg:font-family="'Droid Arabic Naskh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ar" style:country-complex="SA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left" draw:auto-grow-height="false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كائن_20_بلا_20_تعبئة_20_وبلا_20_سطر" style:display-name="كائن بلا تعبئة وبلا سطر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الافتراضي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fah Issa</meta:initial-creator>
    <meta:creation-date>2013-09-06T15:53:06.700614984</meta:creation-date>
    <dc:date>2013-09-08T07:58:25.936443343</dc:date>
    <dc:creator>Kefah Issa</dc:creator>
    <meta:editing-duration>PT2H51M6S</meta:editing-duration>
    <meta:editing-cycles>15</meta:editing-cycles>
    <meta:generator>LibreOffice/4.1.1.2$Linux_X86_64 LibreOffice_project/410$Build-2</meta:generator>
    <meta:document-statistic meta:object-count="67"/>
  </office:meta>
</office:document-meta>
</file>